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imulated_unit.get(hw.product_id.default_code if hw else element.default_code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6:38.180624905</dc:date>
    <meta:editing-duration>P7DT20H37M38S</meta:editing-duration>
    <meta:editing-cycles>87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